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e16" officeooo:paragraph-rsid="0001ce16"/>
    </style:style>
    <style:style style:name="P2" style:family="paragraph" style:parent-style-name="Standard">
      <style:text-properties officeooo:paragraph-rsid="0001ce16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1ce16" officeooo:paragraph-rsid="0001ce16"/>
    </style:style>
    <style:style style:name="T1" style:family="text">
      <style:text-properties officeooo:rsid="0001c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_____________________________________________________________________________</text:span></text:p>
      <text:p text:style-name="P2"><text:span text:style-name="T1">|</text:span><text:tab/><text:tab/><text:tab/><text:span text:style-name="T1">RAM (Donde se almacena la config sin guardar).</text:span></text:p>
      <text:p text:style-name="Standard"><text:span text:style-name="T1">|<text:tab/></text:span><text:tab/><text:tab/><text:tab/><text:span text:style-name="T1">(running config)</text:span></text:p>
      <text:p text:style-name="Standard"><text:span text:style-name="T1">|</text:span>______________________________________________________________________________</text:p>
      <text:p text:style-name="P1">FLASH <text:tab/><text:tab/><text:tab/>|<text:tab/>ROM<text:tab/><text:tab/><text:tab/><text:tab/>|<text:tab/>Non Volatil RAM</text:p>
      <text:p text:style-name="P1">(Donde se almacena el SO.)<text:tab/>|<text:tab/>(SO de emergencia)<text:tab/><text:tab/>|<text:tab/>(Start Up config)<text:tab/></text:p>
      <text:p text:style-name="P3"><text:tab/><text:tab/><text:tab/><text:tab/>|<text:tab/><text:tab/><text:tab/><text:tab/><text:tab/>|</text:p>
      <text:p text:style-name="P1"><text:tab/></text:p>
      <text:p text:style-name="P1">1- Al bootearse el router arranca desde la ROM.</text:p>
      <text:p text:style-name="P1">2- La Rom: Analiza el IOS (S.O.). Corre diagnosticos de hardware. Realiza una recuperacion de password.</text:p>
      <text:p text:style-name="P1"/>
      <text:p text:style-name="P1">IOS: Integrated Operative Sistem.</text:p>
      <text:p text:style-name="P1"/>
      <text:p text:style-name="P1">CABLES.</text:p>
      <text:p text:style-name="P1">Cables seriales: para conectar equipos entre si.</text:p>
      <text:p text:style-name="P1">DTE: conector macho.</text:p>
      <text:p text:style-name="P1">DCE: conector hembr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8:17:58.552576173</meta:creation-date>
    <dc:date>2015-03-20T18:30:37.556401574</dc:date>
    <meta:editing-duration>P0D</meta:editing-duration>
    <meta:editing-cycles>1</meta:editing-cycles>
    <meta:document-statistic meta:table-count="0" meta:image-count="0" meta:object-count="0" meta:page-count="1" meta:paragraph-count="15" meta:word-count="79" meta:character-count="622" meta:non-whitespace-character-count="535"/>
    <meta:generator>LibreOffice/4.2.7.2$Linux_X86_64 LibreOffice_project/420m0$Build-2</meta:generator>
  </office:meta>
</office:document-meta>
</file>